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5.477cm"/>
    </style:style>
    <style:style style:name="co4" style:family="table-column">
      <style:table-column-properties fo:break-before="auto" style:column-width="5.689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593cm"/>
    </style:style>
    <style:style style:name="co9" style:family="table-column">
      <style:table-column-properties fo:break-before="auto" style:column-width="2.577cm"/>
    </style:style>
    <style:style style:name="co10" style:family="table-column">
      <style:table-column-properties fo:break-before="auto" style:column-width="4.815cm"/>
    </style:style>
    <style:style style:name="co11" style:family="table-column">
      <style:table-column-properties fo:break-before="auto" style:column-width="6.429cm"/>
    </style:style>
    <style:style style:name="co12" style:family="table-column">
      <style:table-column-properties fo:break-before="auto" style:column-width="6.271cm"/>
    </style:style>
    <style:style style:name="co13" style:family="table-column">
      <style:table-column-properties fo:break-before="auto" style:column-width="4.898cm"/>
    </style:style>
    <style:style style:name="co14" style:family="table-column">
      <style:table-column-properties fo:break-before="auto" style:column-width="4.561cm"/>
    </style:style>
    <style:style style:name="co15" style:family="table-column">
      <style:table-column-properties fo:break-before="auto" style:column-width="3.597cm"/>
    </style:style>
    <style:style style:name="co16" style:family="table-column">
      <style:table-column-properties fo:break-before="auto" style:column-width="4.491cm"/>
    </style:style>
    <style:style style:name="co17" style:family="table-column">
      <style:table-column-properties fo:break-before="auto" style:column-width="3.189cm"/>
    </style:style>
    <style:style style:name="co18" style:family="table-column">
      <style:table-column-properties fo:break-before="auto" style:column-width="4.593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5.23cm"/>
    </style:style>
    <style:style style:name="co21" style:family="table-column">
      <style:table-column-properties fo:break-before="auto" style:column-width="3.725cm"/>
    </style:style>
    <style:style style:name="co22" style:family="table-column">
      <style:table-column-properties fo:break-before="auto" style:column-width="3.828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88cm" fo:break-before="auto" style:use-optimal-row-height="true"/>
    </style:style>
    <style:style style:name="ro3" style:family="table-row">
      <style:table-row-properties style:row-height="3.175cm" fo:break-before="auto" style:use-optimal-row-height="true"/>
    </style:style>
    <style:style style:name="ro4" style:family="table-row">
      <style:table-row-properties style:row-height="1.058cm" fo:break-before="auto" style:use-optimal-row-height="true"/>
    </style:style>
    <style:style style:name="ro5" style:family="table-row">
      <style:table-row-properties style:row-height="1.526cm" fo:break-before="auto" style:use-optimal-row-height="false"/>
    </style:style>
    <style:style style:name="ro6" style:family="table-row">
      <style:table-row-properties style:row-height="2.131cm" fo:break-before="auto" style:use-optimal-row-height="false"/>
    </style:style>
    <style:style style:name="ro7" style:family="table-row">
      <style:table-row-properties style:row-height="2.738cm" fo:break-before="auto" style:use-optimal-row-height="false"/>
    </style:style>
    <style:style style:name="ro8" style:family="table-row">
      <style:table-row-properties style:row-height="2.11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14" style:family="table-row">
      <style:table-row-properties style:row-height="2.434cm" fo:break-before="auto" style:use-optimal-row-height="true"/>
    </style:style>
    <style:style style:name="ro15" style:family="table-row">
      <style:table-row-properties style:row-height="5.495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ro20" style:family="table-row">
      <style:table-row-properties style:row-height="3.3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vertical-align="middle"/>
      <style:text-properties style:text-position=""/>
    </style:style>
    <style:style style:name="ce3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6" style:family="table-cell" style:parent-style-name="Default" style:data-style-name="N0">
      <style:table-cell-properties fo:wrap-option="wrap" style:vertical-align="middle"/>
      <style:text-properties style:text-position=""/>
      <style:map style:condition="is-true-formula(msoxl:NOT(ISERROR(SEARCH(&quot;NON&quot;,[.G7]))))" style:apply-style-name="cf1" style:base-cell-address="TestClient.G7"/>
      <style:map style:condition="is-true-formula(msoxl:NOT(ISERROR(SEARCH(&quot;OUI&quot;,[.G7]))))" style:apply-style-name="cf2" style:base-cell-address="TestClient.G7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text-position="" fo:font-weight="bold" style:font-weight-asian="bold" style:font-weight-complex="bold"/>
      <style:map style:condition="is-true-formula(msoxl:NOT(ISERROR(SEARCH(&quot;NON&quot;,[.F6]))))" style:apply-style-name="cf1" style:base-cell-address="TestReservation.F6"/>
      <style:map style:condition="is-true-formula(msoxl:NOT(ISERROR(SEARCH(&quot;OUI&quot;,[.F6]))))" style:apply-style-name="cf2" style:base-cell-address="TestReservation.F6"/>
    </style:style>
    <style:style style:name="ce11" style:family="table-cell" style:parent-style-name="Default">
      <style:text-properties style:text-position=""/>
      <style:map style:condition="is-true-formula(msoxl:NOT(ISERROR(SEARCH(&quot;NON&quot;,[.F6]))))" style:apply-style-name="cf1" style:base-cell-address="TestReservation.F6"/>
      <style:map style:condition="is-true-formula(msoxl:NOT(ISERROR(SEARCH(&quot;OUI&quot;,[.F6]))))" style:apply-style-name="cf2" style:base-cell-address="TestReservation.F6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text-position="" fo:font-weight="bold" style:font-weight-asian="bold" style:font-weight-complex="bold"/>
      <style:map style:condition="is-true-formula(msoxl:NOT(ISERROR(SEARCH(&quot;NON&quot;,[.E2]))))" style:apply-style-name="cf1" style:base-cell-address="TestPlat.E2"/>
      <style:map style:condition="is-true-formula(msoxl:NOT(ISERROR(SEARCH(&quot;OUI&quot;,[.E2]))))" style:apply-style-name="cf2" style:base-cell-address="TestPlat.E2"/>
    </style:style>
    <style:style style:name="ce13" style:family="table-cell" style:parent-style-name="Default">
      <style:text-properties style:text-position=""/>
      <style:map style:condition="is-true-formula(msoxl:NOT(ISERROR(SEARCH(&quot;NON&quot;,[.E2]))))" style:apply-style-name="cf1" style:base-cell-address="TestPlat.E2"/>
      <style:map style:condition="is-true-formula(msoxl:NOT(ISERROR(SEARCH(&quot;OUI&quot;,[.E2]))))" style:apply-style-name="cf2" style:base-cell-address="TestPlat.E2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 style:data-style-name="N0">
      <style:table-cell-properties fo:wrap-option="wrap" style:vertical-align="middle"/>
    </style:style>
    <style:style style:name="ce21" style:family="table-cell" style:parent-style-name="Default" style:data-style-name="N0">
      <style:table-cell-properties fo:wrap-option="wrap" style:vertical-align="middle"/>
      <style:map style:condition="is-true-formula(msoxl:NOT(ISERROR(SEARCH(&quot;NON&quot;,[.G7]))))" style:apply-style-name="cf1" style:base-cell-address="TestClient.G7"/>
      <style:map style:condition="is-true-formula(msoxl:NOT(ISERROR(SEARCH(&quot;OUI&quot;,[.G7]))))" style:apply-style-name="cf2" style:base-cell-address="TestClient.G7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  <style:map style:condition="is-true-formula(msoxl:NOT(ISERROR(SEARCH(&quot;NON&quot;,[.F6]))))" style:apply-style-name="cf1" style:base-cell-address="TestReservation.F6"/>
      <style:map style:condition="is-true-formula(msoxl:NOT(ISERROR(SEARCH(&quot;OUI&quot;,[.F6]))))" style:apply-style-name="cf2" style:base-cell-address="TestReservation.F6"/>
    </style:style>
    <style:style style:name="ce26" style:family="table-cell" style:parent-style-name="Default">
      <style:map style:condition="is-true-formula(msoxl:NOT(ISERROR(SEARCH(&quot;NON&quot;,[.F6]))))" style:apply-style-name="cf1" style:base-cell-address="TestReservation.F6"/>
      <style:map style:condition="is-true-formula(msoxl:NOT(ISERROR(SEARCH(&quot;OUI&quot;,[.F6]))))" style:apply-style-name="cf2" style:base-cell-address="TestReservation.F6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  <style:map style:condition="is-true-formula(msoxl:NOT(ISERROR(SEARCH(&quot;NON&quot;,[.E2]))))" style:apply-style-name="cf1" style:base-cell-address="TestPlat.E2"/>
      <style:map style:condition="is-true-formula(msoxl:NOT(ISERROR(SEARCH(&quot;OUI&quot;,[.E2]))))" style:apply-style-name="cf2" style:base-cell-address="TestPlat.E2"/>
    </style:style>
    <style:style style:name="ce28" style:family="table-cell" style:parent-style-name="Default">
      <style:map style:condition="is-true-formula(msoxl:NOT(ISERROR(SEARCH(&quot;NON&quot;,[.E2]))))" style:apply-style-name="cf1" style:base-cell-address="TestPlat.E2"/>
      <style:map style:condition="is-true-formula(msoxl:NOT(ISERROR(SEARCH(&quot;OUI&quot;,[.E2]))))" style:apply-style-name="cf2" style:base-cell-address="TestPlat.E2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  <style:map style:condition="is-true-formula(msoxl:NOT(ISERROR(SEARCH(&quot;NON&quot;,[.E2]))))" style:apply-style-name="cf1" style:base-cell-address="TestMenu.E2"/>
      <style:map style:condition="is-true-formula(msoxl:NOT(ISERROR(SEARCH(&quot;OUI&quot;,[.E2]))))" style:apply-style-name="cf2" style:base-cell-address="TestMenu.E2"/>
    </style:style>
  </office:automatic-styles>
  <office:body>
    <office:spreadsheet>
      <table:calculation-settings table:case-sensitive="false" table:search-criteria-must-apply-to-whole-cell="false"/>
      <table:table table:name="TestClient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6" table:number-rows-spanned="3">
            <text:p>Tests des procédures concernant les client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chier</text:p>
          </table:table-cell>
          <table:table-cell office:value-type="string" calcext:value-type="string">
            <text:p>Procédur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ésultat attendu</text:p>
          </table:table-cell>
          <table:table-cell office:value-type="string" calcext:value-type="string">
            <text:p>Résultat obtenu</text:p>
          </table:table-cell>
          <table:table-cell office:value-type="string" calcext:value-type="string">
            <text:p>Réussi?</text:p>
          </table:table-cell>
          <table:table-cell office:value-type="string" calcext:value-type="string">
            <text:p>Commentaires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AJOUTER_CLIENT</text:p>
          </table:table-cell>
          <table:table-cell table:style-name="ce5" office:value-type="string" calcext:value-type="string">
            <text:p>Scénario nominal avec l'insertion des données du client 1</text:p>
          </table:table-cell>
          <table:table-cell table:style-name="ce5" office:value-type="string" calcext:value-type="string">
            <text:p>Affichage du message: "Le client a été enregistré"</text:p>
          </table:table-cell>
          <table:table-cell table:style-name="ce5" office:value-type="string" calcext:value-type="string">
            <text:p>Affichage du message souhaité</text:p>
          </table:table-cell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3">
          <table:table-cell table:style-name="ce2"/>
          <table:table-cell table:style-name="ce5"/>
          <table:table-cell table:style-name="ce5" office:value-type="string" calcext:value-type="string">
            <text:p>CONSULTER_CLIENT</text:p>
          </table:table-cell>
          <table:table-cell table:style-name="ce5" office:value-type="string" calcext:value-type="string">
            <text:p>1 - Voir tous les clients dans le cas ou le fichier est completé</text:p>
          </table:table-cell>
          <table:table-cell table:style-name="ce5" office:value-type="string" calcext:value-type="string">
            <text:p>Affichage des identifiants, nombre de réservations, pourcentage de réduction, nom, prénom, numéro de téléphone, adresse mail et adresse postale des clients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5" office:value-type="string" calcext:value-type="string">
            <text:p>1 - Voir tous les clients dans le cas ou aucun client n'est enregistré</text:p>
          </table:table-cell>
          <table:table-cell table:style-name="ce5" office:value-type="string" calcext:value-type="string">
            <text:p>Rien de s'affiche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3">
          <table:table-cell table:style-name="ce2"/>
          <table:table-cell table:style-name="ce5" table:number-columns-repeated="2"/>
          <table:table-cell table:style-name="ce5" office:value-type="string" calcext:value-type="string">
            <text:p>2 - Faire une recherche à partir d'un nom, taper Dupond</text:p>
          </table:table-cell>
          <table:table-cell table:style-name="ce5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2 - Faire une recherche à partir d'un nom, taper Smith</text:p>
          </table:table-cell>
          <table:table-cell table:style-name="ce5" office:value-type="string" calcext:value-type="string">
            <text:p>Affichage du message: "Aucun client ne porte ce nom"</text:p>
          </table:table-cell>
          <table:table-cell table:style-name="ce5"/>
          <table:table-cell table:style-name="ce6" office:value-type="string" calcext:value-type="string">
            <text:p>OUI </text:p>
          </table:table-cell>
          <table:table-cell table:style-name="ce5"/>
          <table:table-cell table:style-name="ce2" table:number-columns-repeated="1016"/>
        </table:table-row>
        <table:table-row table:style-name="ro3">
          <table:table-cell table:style-name="ce2"/>
          <table:table-cell table:style-name="ce5" table:number-columns-repeated="2"/>
          <table:table-cell table:style-name="ce5" office:value-type="string" calcext:value-type="string">
            <text:p>3 - Faire une recherche à partir d'une ville, taper Nivillac</text:p>
          </table:table-cell>
          <table:table-cell table:style-name="ce5" office:value-type="string" calcext:value-type="string">
            <text:p>Affichage de l'identifiant, du nombre de réservation, pourcentage de réduction, nom, prénom, numéro de téléphone, adresse mail et adresse postale du client Martin Martin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3 - Faire une recherche à partir d'une ville, taper Lille</text:p>
          </table:table-cell>
          <table:table-cell table:style-name="ce5" office:value-type="string" calcext:value-type="string">
            <text:p>Affichage du message:"Aucun client n'habite dans cette ville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3">
          <table:table-cell table:style-name="ce2"/>
          <table:table-cell table:style-name="ce5" table:number-columns-repeated="2"/>
          <table:table-cell table:style-name="ce5" office:value-type="string" calcext:value-type="string">
            <text:p>4 - Faire une recherche à partir d'un identifiant, taper 1</text:p>
          </table:table-cell>
          <table:table-cell table:style-name="ce5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5" office:value-type="string" calcext:value-type="string">
            <text:p>4 - Faire une recherche à partir d'un identifiant, taper 8</text:p>
          </table:table-cell>
          <table:table-cell table:style-name="ce5" office:value-type="string" calcext:value-type="string">
            <text:p>Affichage du message:"aucun client ne possède cet identifiant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/>
          <table:table-cell table:style-name="ce5" office:value-type="string" calcext:value-type="string">
            <text:p>MODIFIER_CLIENT</text:p>
          </table:table-cell>
          <table:table-cell table:style-name="ce5" office:value-type="string" calcext:value-type="string">
            <text:p>Modification de toutes les informations du client 1</text:p>
          </table:table-cell>
          <table:table-cell table:style-name="ce5" office:value-type="string" calcext:value-type="string">
            <text:p>Affichage du message:" Le client a été modifié" 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Modification de l'adresse postale du client 1</text:p>
          </table:table-cell>
          <table:table-cell table:style-name="ce5" office:value-type="string" calcext:value-type="string">
            <text:p>Affichage du message:" Le client a été modifié" 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Saisie d'un nom inexistant</text:p>
          </table:table-cell>
          <table:table-cell table:style-name="ce5" office:value-type="string" calcext:value-type="string">
            <text:p>Affichage du message: "Aucun client ne porte ce nom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Saisie d'un identifiant inexistant</text:p>
          </table:table-cell>
          <table:table-cell table:style-name="ce5" office:value-type="string" calcext:value-type="string">
            <text:p>Affichage du message :"Erreur lors de la saisie de l'identifiant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/>
          <table:table-cell table:style-name="ce5" office:value-type="string" calcext:value-type="string">
            <text:p>SUPPRIMER_CLIENT</text:p>
          </table:table-cell>
          <table:table-cell table:style-name="ce5" office:value-type="string" calcext:value-type="string">
            <text:p>Suppression d'un client n'ayant effectuer aucune réservation</text:p>
          </table:table-cell>
          <table:table-cell table:style-name="ce5" office:value-type="string" calcext:value-type="string">
            <text:p>Affichage du message:"Le client a été supprimé avec succès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Erreur dans la saisie du nom du client</text:p>
          </table:table-cell>
          <table:table-cell table:style-name="ce5" office:value-type="string" calcext:value-type="string">
            <text:p>Affichage du message :"Aucun client ne porte ce nom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Erreur dans la saisie de l'identifiant du client</text:p>
          </table:table-cell>
          <table:table-cell table:style-name="ce5" office:value-type="string" calcext:value-type="string">
            <text:p>Affichage du message:"Erreur lors de la saisie de l'identifiant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Annulation de dernière minute</text:p>
          </table:table-cell>
          <table:table-cell table:style-name="ce5" office:value-type="string" calcext:value-type="string">
            <text:p>Affichage du message:"Le client n'a pas été supprimé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number-columns-repeated="2"/>
          <table:table-cell table:style-name="ce5" office:value-type="string" calcext:value-type="string">
            <text:p>Suppression d'un client ayant effectué une réservation</text:p>
          </table:table-cell>
          <table:table-cell table:style-name="ce5" office:value-type="string" calcext:value-type="string">
            <text:p>Affichage du message:"Le client ne peut pas être supprimé car il a déjà effectuée une réservation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5"/>
          <table:table-cell table:style-name="ce5" office:value-type="string" calcext:value-type="string">
            <text:p>CALCUL_NOMBRE_RESERVATION</text:p>
          </table:table-cell>
          <table:table-cell table:style-name="ce5" office:value-type="string" calcext:value-type="string">
            <text:p>Déroulement de la procédure sans encombre</text:p>
          </table:table-cell>
          <table:table-cell table:style-name="ce5" office:value-type="string" calcext:value-type="string">
            <text:p>Affichage du message:"Tous les clients ont été mis à jour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stClient.G7:TestClient.G25">
            <calcext:condition calcext:apply-style-name="cf1" calcext:value="formula-is(msoxl:NOT(ISERROR(SEARCH(&quot;NON&quot;,[.G7]))))" calcext:base-cell-address="TestClient.G7"/>
            <calcext:condition calcext:apply-style-name="cf2" calcext:value="formula-is(msoxl:NOT(ISERROR(SEARCH(&quot;OUI&quot;,[.G7]))))" calcext:base-cell-address="TestClient.G7"/>
          </calcext:conditional-format>
        </calcext:conditional-formats>
      </table:table>
      <table:table table:name="TestReservation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3"/>
        <table:table-column table:style-name="co5" table:default-cell-style-name="ce3"/>
        <table:table-column table:style-name="co1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6" table:number-rows-spanned="3">
            <text:p>Test des procédures concernant les réservation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Fichier</text:p>
          </table:table-cell>
          <table:table-cell table:style-name="ce7" office:value-type="string" calcext:value-type="string">
            <text:p>Procédure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 obtenu</text:p>
          </table:table-cell>
          <table:table-cell table:style-name="ce10" office:value-type="string" calcext:value-type="string">
            <text:p>Réussi?</text:p>
          </table:table-cell>
          <table:table-cell table:style-name="ce7" office:value-type="string" calcext:value-type="string">
            <text:p>Commentair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eservation</text:p>
          </table:table-cell>
          <table:table-cell office:value-type="string" calcext:value-type="string">
            <text:p>AJOUTER_RESA</text:p>
          </table:table-cell>
          <table:table-cell office:value-type="string" calcext:value-type="string">
            <text:p>Scénario nominal, ajout de la première réservation</text:p>
          </table:table-cell>
          <table:table-cell office:value-type="string" calcext:value-type="string">
            <text:p>Affichage du message:" Nouvelle réservation enregistrée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jout d'une réservation avec un client inexistant</text:p>
          </table:table-cell>
          <table:table-cell office:value-type="string" calcext:value-type="string">
            <text:p>Affichage du message:"Aucun client ne porte ce nom" puis boucle tant qu'aucun nom de client n'est donné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Compteur pour cesser la boucle?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Ajout d'une réservation dans un restaurant inexistant</text:p>
          </table:table-cell>
          <table:table-cell office:value-type="string" calcext:value-type="string">
            <text:p>Affichage du message: "Aucun restaurant ne se situe dans cette ville" puis boucle tant qu'aucun restaurant correct n'est donné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Compteur ?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jour <text:s/>= 49</text:p>
          </table:table-cell>
          <table:table-cell office:value-type="string" calcext:value-type="string">
            <text:p>boucle tant que jour pas compris entre 1 et 31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mois = 15</text:p>
          </table:table-cell>
          <table:table-cell office:value-type="string" calcext:value-type="string">
            <text:p>boucle tant que mois pas compris entre 1 et 12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nee = 2001</text:p>
          </table:table-cell>
          <table:table-cell office:value-type="string" calcext:value-type="string">
            <text:p>boucle tant que annee pas supérieure à 2015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heure = 10</text:p>
          </table:table-cell>
          <table:table-cell office:value-type="string" calcext:value-type="string">
            <text:p>boucle tant que heure pas compris entre 12 et 22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minute = 98</text:p>
          </table:table-cell>
          <table:table-cell office:value-type="string" calcext:value-type="string">
            <text:p>boucle tant que minute pas compris entre 0 et 59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 plus de place dans le restaurant</text:p>
          </table:table-cell>
          <table:table-cell office:value-type="string" calcext:value-type="string">
            <text:p>Affichage du message: "Il ne reste que nombre de place dans ce restaurant" puis redemande heure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encore de la place</text:p>
          </table:table-cell>
          <table:table-cell office:value-type="string" calcext:value-type="string">
            <text:p>Affiche nombre de place restante et demande le nombre de personnes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nombre de personnes dépasse la capacité</text:p>
          </table:table-cell>
          <table:table-cell office:value-type="string" calcext:value-type="string">
            <text:p>demande si veut venir à moins sinon quitte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CONSULTER_RESA</text:p>
          </table:table-cell>
          <table:table-cell office:value-type="string" calcext:value-type="string">
            <text:p>1 - voir toutes les réservations à venir</text:p>
          </table:table-cell>
          <table:table-cell office:value-type="string" calcext:value-type="string">
            <text:p>Affiche toutes les réservations dont la date est supérieure à la date donnée avec les détails du client et du restaurant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date du jour à chercher fonction</text:p>
          </table:table-cell>
          <table:table-cell/>
          <table:table-cell office:value-type="string" calcext:value-type="string">
            <text:p>voir pour mettre date du jour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 calcext:value-type="string">
            <text:p>2 - Faire une recherche à partir d'un client</text:p>
          </table:table-cell>
          <table:table-cell office:value-type="string" calcext:value-type="string">
            <text:p>Affiche toutes les réservations concernant un client donné, si client non existant boucle jusqu'à obtenir un client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compteur pour cesser boucle</text:p>
          </table:table-cell>
          <table:table-cell/>
          <table:table-cell office:value-type="string" calcext:value-type="string">
            <text:p>voir compteur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2 - Faire une recherche à partir d'un client n'ayant pas fait de réservation</text:p>
          </table:table-cell>
          <table:table-cell office:value-type="string" calcext:value-type="string">
            <text:p>Affiche le message:"Aucune réservation pour le client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3 - Faire une recherche à partir d'une restaurant sans réservations</text:p>
          </table:table-cell>
          <table:table-cell office:value-type="string" calcext:value-type="string">
            <text:p>Affiche le message:"Aucune réservation dans ce restaurant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3 - Faire une recherche à partir d'un restaurant</text:p>
          </table:table-cell>
          <table:table-cell office:value-type="string" calcext:value-type="string">
            <text:p>Affiche toutes les réservation dans un restaurant, si restaurant inexistant, boucle</text:p>
          </table:table-cell>
          <table:table-cell office:value-type="string" calcext:value-type="string">
            <text:p>Affiche toutes les réservations</text:p>
          </table:table-cell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IFIER_RESA</text:p>
          </table:table-cell>
          <table:table-cell office:value-type="string" calcext:value-type="string">
            <text:p>Modification de la date et de l'heure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êmes contrôles que lors de l'ajout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TATISTIQUES_RESTAURANT</text:p>
          </table:table-cell>
          <table:table-cell office:value-type="string" calcext:value-type="string">
            <text:p>Saisie d'un restaurant existant</text:p>
          </table:table-cell>
          <table:table-cell office:value-type="string" calcext:value-type="string">
            <text:p>Affiche le chiffre d'affaire de l'année précédente et de l'année actuelle ainsi que le nombre total de plat commandé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aisie d'un restaurant inexistant</text:p>
          </table:table-cell>
          <table:table-cell office:value-type="string" calcext:value-type="string">
            <text:p>Affiche le message: "Aucun restaurant présent dans cette ville"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Demande quand même l'identidfant du restaurant après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Si aucune réservation</text:p>
          </table:table-cell>
          <table:table-cell office:value-type="string" calcext:value-type="string">
            <text:p>Affichage du message:"Il n'y a pas de réservation pour ce restaurant"</text:p>
          </table:table-cell>
          <table:table-cell office:value-type="string" calcext:value-type="string">
            <text:p>Boucle qui ne s'arrête pas pour l'affichage des restaurants</text:p>
          </table:table-cell>
          <table:table-cell table:style-name="ce11"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ISIR_COMMANDE</text:p>
          </table:table-cell>
          <table:table-cell office:value-type="string" calcext:value-type="string">
            <text:p>Scénario nominal</text:p>
          </table:table-cell>
          <table:table-cell office:value-type="string" calcext:value-type="string">
            <text:p>Demande le nom des menus pour chaque personnes, commande 1, 4 demandes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uméro de réservaton inexistant</text:p>
          </table:table-cell>
          <table:table-cell office:value-type="string" calcext:value-type="string">
            <text:p>Affichage du message: "Aucune réservation ne correspond à cette identifiant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Nom de menu inexistant</text:p>
          </table:table-cell>
          <table:table-cell office:value-type="string" calcext:value-type="string">
            <text:p>Affichage du message:" nom de menu invalide" et boucle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frs_prix &gt; 0 dés le début</text:p>
          </table:table-cell>
          <table:table-cell office:value-type="string" calcext:value-type="string">
            <text:p>Affichage du message:"La réservation a déjà été payée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UPPRIMER_RESERVATIONS</text:p>
          </table:table-cell>
          <table:table-cell office:value-type="string" calcext:value-type="string">
            <text:p>Si pas payé</text:p>
          </table:table-cell>
          <table:table-cell office:value-type="string" calcext:value-type="string">
            <text:p>Affichage du message:" Réservation supprimée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 payé</text:p>
          </table:table-cell>
          <table:table-cell office:value-type="string" calcext:value-type="string">
            <text:p>Affichage du message:"Impossible de supprimer une réservation déjà payée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annulation</text:p>
          </table:table-cell>
          <table:table-cell office:value-type="string" calcext:value-type="string">
            <text:p>Affichage du message:"Erreur lors de la suppression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erreur de la saisie de l'identifiant de la réservation</text:p>
          </table:table-cell>
          <table:table-cell office:value-type="string" calcext:value-type="string">
            <text:p>Affichage du message:"Erreur lors de la saisie de l'identifiant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stReservation.F6:TestReservation.F35">
            <calcext:condition calcext:apply-style-name="cf1" calcext:value="formula-is(msoxl:NOT(ISERROR(SEARCH(&quot;NON&quot;,[.F6]))))" calcext:base-cell-address="TestReservation.F6"/>
            <calcext:condition calcext:apply-style-name="cf2" calcext:value="formula-is(msoxl:NOT(ISERROR(SEARCH(&quot;OUI&quot;,[.F6]))))" calcext:base-cell-address="TestReservation.F6"/>
          </calcext:conditional-format>
        </calcext:conditional-formats>
      </table:table>
      <table:table table:name="TestPlat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9">
          <table:table-cell office:value-type="string" calcext:value-type="string">
            <text:p>Test sur les procédures du fichier proc_plats.cob</text:p>
          </table:table-cell>
          <table:table-cell table:number-columns-repeated="5"/>
        </table:table-row>
        <table:table-row table:style-name="ro10">
          <table:table-cell table:style-name="ce7" office:value-type="string" calcext:value-type="string">
            <text:p>Procédure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 obtenu</text:p>
          </table:table-cell>
          <table:table-cell table:style-name="ce12" office:value-type="string" calcext:value-type="string">
            <text:p>Réussi?</text:p>
          </table:table-cell>
          <table:table-cell table:style-name="ce7" office:value-type="string" calcext:value-type="string">
            <text:p>Commentaires</text:p>
          </table:table-cell>
        </table:table-row>
        <table:table-row table:style-name="ro11">
          <table:table-cell office:value-type="string" calcext:value-type="string">
            <text:p>ajouter_plat</text:p>
          </table:table-cell>
          <table:table-cell table:style-name="ce3" office:value-type="string" calcext:value-type="string">
            <text:p>Ajout d'un plat <text:s/>(scénario normal)</text:p>
          </table:table-cell>
          <table:table-cell table:style-name="ce3" office:value-type="string" calcext:value-type="string">
            <text:p>Affichage d'un message du type : « le plat est ajouté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2">
          <table:table-cell table:style-name="ce1"/>
          <table:table-cell table:style-name="ce3" office:value-type="string" calcext:value-type="string">
            <text:p>Ajout d'un plat dont le nom existe déjà</text:p>
          </table:table-cell>
          <table:table-cell table:style-name="ce3" office:value-type="string" calcext:value-type="string">
            <text:p>Affichage d'un message du type : « Erreur lors de l'enregistrement du plat : le nom du plat existe déjà »</text:p>
            <text:p>Retour sur le menu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3">
          <table:table-cell office:value-type="string" calcext:value-type="string">
            <text:p>modifier_plat</text:p>
          </table:table-cell>
          <table:table-cell table:style-name="ce3" office:value-type="string" calcext:value-type="string">
            <text:p>Modification d'un plat existant (scénario normal)</text:p>
          </table:table-cell>
          <table:table-cell table:style-name="ce3" office:value-type="string" calcext:value-type="string">
            <text:p>Modifications enregistrée</text:p>
            <text:p>Affichage du message « Modification du plat enregistrée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1">
          <table:table-cell table:style-name="ce1"/>
          <table:table-cell table:style-name="ce3" office:value-type="string" calcext:value-type="string">
            <text:p>Modification d'un plat qui n'existe pas</text:p>
          </table:table-cell>
          <table:table-cell table:style-name="ce3" office:value-type="string" calcext:value-type="string">
            <text:p>Affichage du message « Aucun plat ne porte ce nom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4">
          <table:table-cell office:value-type="string" calcext:value-type="string">
            <text:p>supprimer_plat</text:p>
          </table:table-cell>
          <table:table-cell table:style-name="ce3" office:value-type="string" calcext:value-type="string">
            <text:p>Suppression d'un plat qui n'est pas dans un menu (scénario normal)</text:p>
          </table:table-cell>
          <table:table-cell table:style-name="ce3" office:value-type="string" calcext:value-type="string">
            <text:p>Affichage du message « Le plat a été supprimé avec succès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5">
          <table:table-cell table:style-name="ce1"/>
          <table:table-cell table:style-name="ce3" office:value-type="string" calcext:value-type="string">
            <text:p>Suppression d'un plat présent dans un menu</text:p>
          </table:table-cell>
          <table:table-cell table:style-name="ce3" office:value-type="string" calcext:value-type="string">
            <text:p>Affichage d'un message du type : « Le plat est utilisé dans un menu. Veuillez supprimer le menu avant de supprimer le plat » </text:p>
            <text:p>Retour sur le menu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1">
          <table:table-cell table:style-name="ce1"/>
          <table:table-cell table:style-name="ce3" office:value-type="string" calcext:value-type="string">
            <text:p>Suppression d'un plat qui n'existe pas</text:p>
          </table:table-cell>
          <table:table-cell table:style-name="ce3" office:value-type="string" calcext:value-type="string">
            <text:p>Affichage du message « Aucun plat ne porte ce nom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1">
          <table:table-cell office:value-type="string" calcext:value-type="string">
            <text:p>consulter_plat_budget</text:p>
          </table:table-cell>
          <table:table-cell table:style-name="ce3" office:value-type="string" calcext:value-type="string">
            <text:p>Consulter les plats inférieur au prix saisi <text:s/>(scénario normal)</text:p>
          </table:table-cell>
          <table:table-cell table:style-name="ce3" office:value-type="string" calcext:value-type="string">
            <text:p>La liste des plats dont le prix est inférieur au prix saisi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6">
          <table:table-cell office:value-type="string" calcext:value-type="string">
            <text:p>consulter_plat_type</text:p>
          </table:table-cell>
          <table:table-cell table:style-name="ce3" office:value-type="string" calcext:value-type="string">
            <text:p>Consulter les plats d'un certain type (scénario normal)</text:p>
          </table:table-cell>
          <table:table-cell table:style-name="ce3" office:value-type="string" calcext:value-type="string">
            <text:p>La liste des plats correspondant au type saisi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0">
          <table:table-cell table:style-name="ce1" office:value-type="string" calcext:value-type="string">
            <text:p>consulter_plat_tout</text:p>
          </table:table-cell>
          <table:table-cell table:style-name="ce3" office:value-type="string" calcext:value-type="string">
            <text:p>Consulter l'ensemble des plats</text:p>
          </table:table-cell>
          <table:table-cell table:style-name="ce3" office:value-type="string" calcext:value-type="string">
            <text:p>La liste de tous les plats saisis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7" table:number-rows-repeated="19">
          <table:table-cell table:style-name="ce1"/>
          <table:table-cell table:style-name="ce3" table:number-columns-repeated="3"/>
          <table:table-cell table:style-name="ce13"/>
          <table:table-cell table:style-name="ce1"/>
        </table:table-row>
        <table:table-row table:style-name="ro17" table:number-rows-repeated="28">
          <table:table-cell table:number-columns-repeated="6"/>
        </table:table-row>
        <table:table-row table:style-name="ro17">
          <table:table-cell table:number-columns-repeated="6"/>
        </table:table-row>
        <calcext:conditional-formats>
          <calcext:conditional-format calcext:target-range-address="TestPlat.E2:TestPlat.E31">
            <calcext:condition calcext:apply-style-name="cf1" calcext:value="formula-is(msoxl:NOT(ISERROR(SEARCH(&quot;NON&quot;,[.E2]))))" calcext:base-cell-address="TestPlat.E2"/>
            <calcext:condition calcext:apply-style-name="cf2" calcext:value="formula-is(msoxl:NOT(ISERROR(SEARCH(&quot;OUI&quot;,[.E2]))))" calcext:base-cell-address="TestPlat.E2"/>
          </calcext:conditional-format>
        </calcext:conditional-formats>
      </table:table>
      <table:table table:name="TestMenu" table:style-name="ta2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19" table:default-cell-style-name="ce29"/>
        <table:table-column table:style-name="co24" table:default-cell-style-name="ce29"/>
        <table:table-row table:style-name="ro17">
          <table:table-cell table:style-name="Default" office:value-type="string" calcext:value-type="string">
            <text:p>Test sur les procédures du fichier proc_menus.cob</text:p>
          </table:table-cell>
          <table:table-cell table:style-name="Default" table:number-columns-repeated="5"/>
        </table:table-row>
        <table:table-row table:style-name="ro10">
          <table:table-cell table:style-name="ce22" office:value-type="string" calcext:value-type="string">
            <text:p>Procédure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Résultat attendu</text:p>
          </table:table-cell>
          <table:table-cell table:style-name="ce24" office:value-type="string" calcext:value-type="string">
            <text:p>Résultat obtenu</text:p>
          </table:table-cell>
          <table:table-cell table:style-name="ce30" office:value-type="string" calcext:value-type="string">
            <text:p>Réussi?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1">
          <table:table-cell office:value-type="string" calcext:value-type="string">
            <text:p>ajouter_menu</text:p>
          </table:table-cell>
          <table:table-cell office:value-type="string" calcext:value-type="string">
            <text:p>Ajout d'un menu (scénario normal)</text:p>
          </table:table-cell>
          <table:table-cell office:value-type="string" calcext:value-type="string">
            <text:p>Affichage d'un message « Menu enregistré »</text:p>
            <text:p>Menu enregistré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Ajout d'un menu dont le nom existe déjà</text:p>
          </table:table-cell>
          <table:table-cell office:value-type="string" calcext:value-type="string">
            <text:p>Affichage du message « Un menu porte déjà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Ajout de plats au menu qui n'existent pas</text:p>
          </table:table-cell>
          <table:table-cell office:value-type="string" calcext:value-type="string">
            <text:p>Affichage d'un message « Aucune entrée ne porte ce nom »</text:p>
            <text:p>Saisir à nouveau le nom du plat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Saisie d'un prix supérieur au prix à la carte</text:p>
          </table:table-cell>
          <table:table-cell office:value-type="string" calcext:value-type="string">
            <text:p>Affichage d'un menu « Le prix du menu doit être inférieur à la somme des prix des plats »</text:p>
            <text:p>Saisir à nouveau le prix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6">
          <table:table-cell office:value-type="string" calcext:value-type="string">
            <text:p>consulter_menu</text:p>
          </table:table-cell>
          <table:table-cell office:value-type="string" calcext:value-type="string">
            <text:p>Consulter les plats détails d'un menu (scénario normal)</text:p>
          </table:table-cell>
          <table:table-cell office:value-type="string" calcext:value-type="string">
            <text:p>Affichage du menu dont le nom a été sais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Saisie d'un nom de menu qui n'existe pas</text:p>
          </table:table-cell>
          <table:table-cell office:value-type="string" calcext:value-type="string">
            <text:p>Affichage du message « Aucun menu ne porte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8">
          <table:table-cell office:value-type="string" calcext:value-type="string">
            <text:p>supprimer_menu</text:p>
          </table:table-cell>
          <table:table-cell office:value-type="string" calcext:value-type="string">
            <text:p>Supprimer un menu qui n'a jamais été réserve (scénario normal)</text:p>
          </table:table-cell>
          <table:table-cell office:value-type="string" calcext:value-type="string">
            <text:p>Affichage d'un message « Menu supprimé »</text:p>
            <text:p>Suppression du menu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0">
          <table:table-cell/>
          <table:table-cell office:value-type="string" calcext:value-type="string">
            <text:p>Supprimer un menu pour lequel au moins une réservation a été faite</text:p>
          </table:table-cell>
          <table:table-cell office:value-type="string" calcext:value-type="string">
            <text:p>Affichage d'un message « Vous ne pouvez pas supprimer un menu associé à une réservation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Saisie d'un nom de menu qui n'existe pas</text:p>
          </table:table-cell>
          <table:table-cell office:value-type="string" calcext:value-type="string">
            <text:p>Affichage du message « Aucun menu ne porte ce nom »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8">
          <table:table-cell office:value-type="string" calcext:value-type="string">
            <text:p>consulter_menu_budget</text:p>
          </table:table-cell>
          <table:table-cell office:value-type="string" calcext:value-type="string">
            <text:p>Consulter les menus dont le prix est inférieur au prix saisi (scénario normal)</text:p>
          </table:table-cell>
          <table:table-cell office:value-type="string" calcext:value-type="string"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3">
          <table:table-cell office:value-type="string" calcext:value-type="string">
            <text:p>modifier_menu</text:p>
          </table:table-cell>
          <table:table-cell office:value-type="string" calcext:value-type="string">
            <text:p>Modifier le prix du menu (scénario normal)</text:p>
          </table:table-cell>
          <table:table-cell office:value-type="string" calcext:value-type="string">
            <text:p>Affichage du message « Modification enregistrée »</text:p>
            <text:p>Modification enregistrée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Modifier le prix d'un menu qui n'existe pas</text:p>
          </table:table-cell>
          <table:table-cell office:value-type="string" calcext:value-type="string">
            <text:p>Affichage du message « Aucun menu ne porte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7" table:number-rows-repeated="4">
          <table:table-cell table:number-columns-repeated="6"/>
        </table:table-row>
        <table:table-row table:style-name="ro17" table:number-rows-repeated="3">
          <table:table-cell table:style-name="Default" table:number-columns-repeated="6"/>
        </table:table-row>
        <table:table-row table:style-name="ro17">
          <table:table-cell table:style-name="Default" table:number-columns-repeated="6"/>
        </table:table-row>
        <calcext:conditional-formats>
          <calcext:conditional-format calcext:target-range-address="TestMenu.E2:TestMenu.E2">
            <calcext:condition calcext:apply-style-name="cf1" calcext:value="formula-is(msoxl:NOT(ISERROR(SEARCH(&quot;NON&quot;,[.E2]))))" calcext:base-cell-address="TestMenu.E2"/>
            <calcext:condition calcext:apply-style-name="cf2" calcext:value="formula-is(msoxl:NOT(ISERROR(SEARCH(&quot;OUI&quot;,[.E2]))))" calcext:base-cell-address="TestMenu.E2"/>
          </calcext:conditional-format>
        </calcext:conditional-formats>
      </table:table>
      <table:named-expressions/>
      <table:database-ranges>
        <table:database-range table:name="Tableau7" table:target-range-address="TestClient.B6:TestClient.H25" table:display-filter-buttons="true" table:orientation="column"/>
        <table:database-range table:name="Tableau8" table:target-range-address="TestReservation.A6:TestReservation.G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f1" style:family="table-cell" style:parent-style-name="Default">
      <style:table-cell-properties fo:background-color="#ff0000"/>
    </style:style>
    <style:style style:name="cf2" style:family="table-cell" style:parent-style-name="Default">
      <style:table-cell-properties fo:background-color="#00b05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1:53:58.087526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Audrey Ballenghien</meta:initial-creator>
    <meta:creation-date>2015-03-26T17:47:29Z</meta:creation-date>
    <dc:date>2015-03-27T12:35:54.581252388</dc:date>
    <meta:editing-duration>PT1H36M12S</meta:editing-duration>
    <meta:editing-cycles>30</meta:editing-cycles>
    <meta:document-statistic meta:table-count="4" meta:cell-count="272" meta:object-count="0"/>
  </office:meta>
</office:document-meta>
</file>